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1215in" table:align="left"/>
    </style:style>
    <style:style style:name="Table1.A" style:family="table-column">
      <style:table-column-properties style:column-width="3.1215in"/>
    </style:style>
    <style:style style:name="Table2" style:family="table">
      <style:table-properties style:width="4.6354in" table:align="left"/>
    </style:style>
    <style:style style:name="Table2.A" style:family="table-column">
      <style:table-column-properties style:column-width="0.5306in"/>
    </style:style>
    <style:style style:name="Table2.B" style:family="table-column">
      <style:table-column-properties style:column-width="4.1049in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.0835in" fo:margin-right="0.0835in" fo:margin-top="0in" fo:margin-bottom="0.0311in" loext:contextual-spacing="false" fo:text-indent="0in" style:auto-text-indent="false"/>
    </style:style>
    <style:style style:name="P3" style:family="paragraph" style:parent-style-name="Table_20_Contents">
      <style:text-properties loext:padding="0in" loext:border="none"/>
    </style:style>
    <style:style style:name="P4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T1" style:family="text">
      <style:text-properties loext:padding="0in" loext:border="none"/>
    </style:style>
    <style:style style:name="T2" style:family="text">
      <style:text-properties loext:padding-left="0.0835in" loext:padding-right="0in" loext:padding-top="0in" loext:padding-bottom="0in" loext:border-left="1.5pt solid #4f8f2b" loext:border-right="none" loext:border-top="none" loext:border-bottom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title_49_249"/>File Permis­sions</text:h>
      <text:section text:style-name="Sect1" text:name="block_49_249">
        <text:p text:style-name="P1"><text:bookmark text:name="cheat_sheet_output_table"/></text:p>
        <table:table table:name="Table1" table:style-name="Table1">
          <table:table-column table:style-name="Table1.A"/>
          <table:table-row>
            <table:table-cell office:value-type="string">
              <text:p text:style-name="Table_20_Contents"><text:a xlink:type="simple" xlink:href="http://unixhelp.ed.ac.uk/CGI/man-cgi?chmod" office:target-frame-name="_blank" xlink:show="new" text:style-name="Internet_20_link" text:visited-style-name="Visited_20_Internet_20_Link"><text:span text:style-name="T1">chmod 775 </text:span></text:a><text:a xlink:type="simple" xlink:href="http://unixhelp.ed.ac.uk/CGI/man-cgi?chmod" office:target-frame-name="_blank" xlink:show="new" text:style-name="Internet_20_link" text:visited-style-name="Visited_20_Internet_20_Link"><text:span text:style-name="Emphasis"><text:span text:style-name="T1">file</text:span></text:span></text:a></text:p>
              <text:p text:style-name="P2"><text:span text:style-name="T2">Change mode of </text:span><text:span text:style-name="Emphasis"><text:span text:style-name="T2">file</text:span></text:span><text:span text:style-name="T2"> to 775</text:span></text:p>
            </table:table-cell>
          </table:table-row>
          <table:table-row>
            <table:table-cell office:value-type="string">
              <text:p text:style-name="Table_20_Contents"><text:a xlink:type="simple" xlink:href="http://unixhelp.ed.ac.uk/CGI/man-cgi?chmod" office:target-frame-name="_blank" xlink:show="new" text:style-name="Internet_20_link" text:visited-style-name="Visited_20_Internet_20_Link"><text:span text:style-name="T1">chmod -R 600 </text:span></text:a><text:a xlink:type="simple" xlink:href="http://unixhelp.ed.ac.uk/CGI/man-cgi?chmod" office:target-frame-name="_blank" xlink:show="new" text:style-name="Internet_20_link" text:visited-style-name="Visited_20_Internet_20_Link"><text:span text:style-name="Emphasis"><text:span text:style-name="T1">folder</text:span></text:span></text:a></text:p>
              <text:p text:style-name="P2"><text:span text:style-name="T2">Recurs­ively chmod </text:span><text:span text:style-name="Emphasis"><text:span text:style-name="T2">folder</text:span></text:span><text:span text:style-name="T2"> to 600</text:span></text:p>
            </table:table-cell>
          </table:table-row>
          <table:table-row>
            <table:table-cell office:value-type="string">
              <text:p text:style-name="Table_20_Contents"><text:a xlink:type="simple" xlink:href="http://unixhelp.ed.ac.uk/CGI/man-cgi?chown" office:target-frame-name="_blank" xlink:show="new" text:style-name="Internet_20_link" text:visited-style-name="Visited_20_Internet_20_Link"><text:span text:style-name="T1">chown </text:span></text:a><text:a xlink:type="simple" xlink:href="http://unixhelp.ed.ac.uk/CGI/man-cgi?chown" office:target-frame-name="_blank" xlink:show="new" text:style-name="Internet_20_link" text:visited-style-name="Visited_20_Internet_20_Link"><text:span text:style-name="Emphasis"><text:span text:style-name="T1">user</text:span></text:span></text:a><text:a xlink:type="simple" xlink:href="http://unixhelp.ed.ac.uk/CGI/man-cgi?chown" office:target-frame-name="_blank" xlink:show="new" text:style-name="Internet_20_link" text:visited-style-name="Visited_20_Internet_20_Link"><text:span text:style-name="T1">:</text:span></text:a><text:a xlink:type="simple" xlink:href="http://unixhelp.ed.ac.uk/CGI/man-cgi?chown" office:target-frame-name="_blank" xlink:show="new" text:style-name="Internet_20_link" text:visited-style-name="Visited_20_Internet_20_Link"><text:span text:style-name="Emphasis"><text:span text:style-name="T1">group</text:span></text:span></text:a><text:a xlink:type="simple" xlink:href="http://unixhelp.ed.ac.uk/CGI/man-cgi?chown" office:target-frame-name="_blank" xlink:show="new" text:style-name="Internet_20_link" text:visited-style-name="Visited_20_Internet_20_Link"><text:span text:style-name="T1"> </text:span></text:a><text:a xlink:type="simple" xlink:href="http://unixhelp.ed.ac.uk/CGI/man-cgi?chown" office:target-frame-name="_blank" xlink:show="new" text:style-name="Internet_20_link" text:visited-style-name="Visited_20_Internet_20_Link"><text:span text:style-name="Emphasis"><text:span text:style-name="T1">file</text:span></text:span></text:a></text:p>
              <text:p text:style-name="P2"><text:span text:style-name="T2">Change </text:span><text:span text:style-name="Emphasis"><text:span text:style-name="T2">file</text:span></text:span><text:span text:style-name="T2"> owner to </text:span><text:span text:style-name="Emphasis"><text:span text:style-name="T2">user</text:span></text:span><text:span text:style-name="T2"> and group to </text:span><text:span text:style-name="Emphasis"><text:span text:style-name="T2">group</text:span></text:span></text:p>
            </table:table-cell>
          </table:table-row>
        </table:table>
      </text:section>
      <text:p text:style-name="Standard"/>
      <text:h text:style-name="Heading_20_3" text:outline-level="3"><text:bookmark text:name="title_49_266"/>File Permission Numbers</text:h>
      <text:section text:style-name="Sect1" text:name="block_49_266">
        <text:p text:style-name="P1"><text:bookmark text:name="cheat_sheet_output_table1"/></text:p>
        <table:table table:name="Table2" table:style-name="Table2">
          <table:table-column table:style-name="Table2.A"/>
          <table:table-column table:style-name="Table2.B"/>
          <table:table-row>
            <table:table-cell table:number-columns-spanned="2" office:value-type="string">
              <text:p text:style-name="P3">First digit is owner permis­sion, second is group and third is everyone.</text:p>
            </table:table-cell>
            <table:covered-table-cell/>
          </table:table-row>
          <table:table-row>
            <table:table-cell table:number-columns-spanned="2" office:value-type="string">
              <text:p text:style-name="P3">Calculate permission digits by adding numbers below.</text:p>
            </table:table-cell>
            <table:covered-table-cell/>
          </table:table-row>
          <table:table-row>
            <table:table-cell office:value-type="string">
              <text:p text:style-name="P3">4</text:p>
            </table:table-cell>
            <table:table-cell office:value-type="string">
              <text:p text:style-name="P3">read (r)</text:p>
            </table:table-cell>
          </table:table-row>
          <table:table-row>
            <table:table-cell office:value-type="string">
              <text:p text:style-name="P3">2</text:p>
            </table:table-cell>
            <table:table-cell office:value-type="string">
              <text:p text:style-name="P3">write (w)</text:p>
            </table:table-cell>
          </table:table-row>
          <table:table-row>
            <table:table-cell office:value-type="string">
              <text:p text:style-name="P3">1</text:p>
            </table:table-cell>
            <table:table-cell office:value-type="string">
              <text:p text:style-name="P3">execute (x)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6:48:00.638258879</meta:creation-date>
    <dc:date>2017-10-21T16:50:03.120149758</dc:date>
    <meta:editing-duration>PT40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1" meta:paragraph-count="16" meta:word-count="63" meta:character-count="351" meta:non-whitespace-character-count="304"/>
  </office:meta>
</office:document-meta>
</file>